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Liberation Serif" fo:font-size="12pt" officeooo:rsid="00002ecb" officeooo:paragraph-rsid="00002ecb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2pt" officeooo:rsid="0000e43c" officeooo:paragraph-rsid="0000e43c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officeooo:rsid="0000e43c" officeooo:paragraph-rsid="0000e43c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officeooo:paragraph-rsid="0000e43c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00e43c" officeooo:paragraph-rsid="0000e43c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149d5c" officeooo:paragraph-rsid="00160d10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149d5c" officeooo:paragraph-rsid="001b74c2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Liberation Serif" fo:font-size="12pt" fo:font-weight="normal" officeooo:rsid="0001ce8a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Liberation Serif" fo:font-size="12pt" officeooo:rsid="000b4dc2" officeooo:paragraph-rsid="000b4dc2" style:font-size-asian="12pt" style:font-size-complex="12pt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Liberation Serif" fo:font-size="12pt" officeooo:rsid="001093ce" officeooo:paragraph-rsid="001093ce" style:font-size-asian="12pt" style:font-size-complex="12pt"/>
    </style:style>
    <style:style style:name="P12" style:family="paragraph" style:parent-style-name="Standard">
      <style:paragraph-properties fo:text-align="start" style:justify-single-word="false" style:writing-mode="lr-tb"/>
      <style:text-properties style:font-name="Liberation Serif" fo:font-size="12pt" officeooo:rsid="0010a50b" officeooo:paragraph-rsid="0010a50b" style:font-size-asian="12pt" style:font-size-complex="12pt"/>
    </style:style>
    <style:style style:name="P13" style:family="paragraph" style:parent-style-name="Standard">
      <style:paragraph-properties fo:text-align="center" style:justify-single-word="false" style:writing-mode="lr-tb"/>
      <style:text-properties style:font-name="Liberation Serif" fo:font-size="12pt" officeooo:rsid="0011b949" officeooo:paragraph-rsid="0011b949" style:font-size-asian="12pt" style:font-size-complex="12pt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Liberation Serif" fo:font-size="12pt" officeooo:rsid="0013bac7" officeooo:paragraph-rsid="0013bac7" style:font-size-asian="12pt" style:font-size-complex="12pt"/>
    </style:style>
    <style:style style:name="P15" style:family="paragraph" style:parent-style-name="Standard">
      <style:paragraph-properties fo:text-align="start" style:justify-single-word="false" style:writing-mode="lr-tb"/>
      <style:text-properties style:font-name="Liberation Serif" fo:font-size="12pt" officeooo:rsid="0013bac7" officeooo:paragraph-rsid="00160d10" style:font-size-asian="12pt" style:font-size-complex="12pt"/>
    </style:style>
    <style:style style:name="P16" style:family="paragraph" style:parent-style-name="Standard">
      <style:paragraph-properties fo:text-align="start" style:justify-single-word="false" style:writing-mode="lr-tb"/>
      <style:text-properties style:font-name="Liberation Serif" fo:font-size="12pt" officeooo:rsid="0013bac7" officeooo:paragraph-rsid="0017ed43" style:font-size-asian="12pt" style:font-size-complex="12pt"/>
    </style:style>
    <style:style style:name="P17" style:family="paragraph" style:parent-style-name="Standard">
      <style:paragraph-properties fo:text-align="center" style:justify-single-word="false" style:writing-mode="lr-tb"/>
      <style:text-properties style:font-name="Liberation Serif" fo:font-size="12pt" fo:font-weight="bold" officeooo:rsid="0010a50b" officeooo:paragraph-rsid="0010a50b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center" style:justify-single-word="false" style:writing-mode="lr-tb"/>
      <style:text-properties style:font-name="Liberation Serif" fo:font-size="12pt" fo:font-weight="bold" officeooo:rsid="0013bac7" officeooo:paragraph-rsid="0017ed43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center" style:justify-single-word="false" style:writing-mode="lr-tb"/>
      <style:text-properties style:font-name="Liberation Serif" fo:font-size="12pt" fo:font-weight="bold" officeooo:rsid="001928e2" officeooo:paragraph-rsid="001928e2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 style:writing-mode="lr-tb"/>
      <style:text-properties style:font-name="Liberation Serif" fo:font-size="12pt" fo:font-weight="bold" officeooo:rsid="001928e2" officeooo:paragraph-rsid="001928e2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 style:writing-mode="lr-tb"/>
      <style:text-properties style:font-name="Liberation Serif" fo:font-size="12pt" fo:font-weight="normal" officeooo:rsid="0001ce8a" officeooo:paragraph-rsid="00160d10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 style:writing-mode="lr-tb"/>
      <style:text-properties style:font-name="Liberation Serif" fo:font-size="12pt" fo:font-weight="normal" officeooo:rsid="001928e2" officeooo:paragraph-rsid="001928e2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 style:writing-mode="lr-tb"/>
      <style:text-properties officeooo:paragraph-rsid="00160d10"/>
    </style:style>
    <style:style style:name="P24" style:family="paragraph" style:parent-style-name="Standard">
      <style:paragraph-properties fo:text-align="start" style:justify-single-word="false" style:writing-mode="lr-tb"/>
      <style:text-properties style:font-name="Liberation Serif" fo:font-size="12pt" officeooo:rsid="0013bac7" officeooo:paragraph-rsid="0010a50b" style:font-size-asian="12pt" style:font-size-complex="12pt"/>
    </style:style>
    <style:style style:name="T1" style:family="text">
      <style:text-properties officeooo:rsid="0000e43c"/>
    </style:style>
    <style:style style:name="T2" style:family="text">
      <style:text-properties officeooo:rsid="0001ce8a"/>
    </style:style>
    <style:style style:name="T3" style:family="text">
      <style:text-properties officeooo:rsid="00026eee"/>
    </style:style>
    <style:style style:name="T4" style:family="text">
      <style:text-properties officeooo:rsid="0002e81a"/>
    </style:style>
    <style:style style:name="T5" style:family="text">
      <style:text-properties officeooo:rsid="00041d0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Liberation Serif" fo:font-size="12pt" officeooo:rsid="00160d10" style:font-size-asian="12pt" style:font-size-complex="12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60d10"/>
    </style:style>
    <style:style style:name="T10" style:family="text">
      <style:text-properties officeooo:rsid="001b74c2"/>
    </style:style>
    <style:style style:name="T11" style:family="text">
      <style:text-properties officeooo:rsid="001d09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indt</text:p>
      <text:p text:style-name="P1">________________________________________________________________________________</text:p>
      <text:p text:style-name="P9"/>
      <text:p text:style-name="P6">Service</text:p>
      <text:p text:style-name="P8">Servicestrategie<text:span text:style-name="T10">n</text:span></text:p>
      <text:p text:style-name="P3">Service-Verständnis</text:p>
      <text:p text:style-name="P4">- <text:span text:style-name="T2">beschreibt die eigenen Wertvorstellungen als Anbieter</text:span></text:p>
      <text:p text:style-name="P4"/>
      <text:p text:style-name="P3">Sourcing-Strategie</text:p>
      <text:p text:style-name="P4">- <text:span text:style-name="T2">woher kommt/wer erbringt den Service den man bieten möchte</text:span></text:p>
      <text:p text:style-name="P4"/>
      <text:p text:style-name="P3">Fähigkeiten &amp; Ressourcen</text:p>
      <text:p text:style-name="P4">- <text:span text:style-name="T2">bestimmt den Ist-Zustand aller mit Service beteiligten Personen</text:span></text:p>
      <text:p text:style-name="P4"/>
      <text:p text:style-name="P3">Interner Rahmen</text:p>
      <text:p text:style-name="P4">- <text:span text:style-name="T3">Interessen des Anbieters: Budgetierung, Kostenrechnung, Leistungsverrechnung, Dokumentation</text:span></text:p>
      <text:p text:style-name="P4"/>
      <text:p text:style-name="P3">Externe Einflüsse</text:p>
      <text:p text:style-name="P4">- <text:span text:style-name="T3">in welchem Umfeld befindet sich der Anbieter: Markt, Kunden, Wettbewerb, Reaktionen</text:span></text:p>
      <text:p text:style-name="P4"/>
      <text:p text:style-name="P3">Serviceportfolio</text:p>
      <text:p text:style-name="P5"><text:span text:style-name="T1">- </text:span><text:span text:style-name="T3">die Servicezusammensetzung auswerten und den Übergang oder Optimierung reibungslos gestalten</text:span></text:p>
      <text:p text:style-name="P3">Erfolgsfaktor Sicherheit</text:p>
      <text:p text:style-name="P4">- <text:span text:style-name="T3">Risiken, Auswirkungen, Umfang</text:span></text:p>
      <text:p text:style-name="P4"/>
      <text:p text:style-name="P3">Fokussierung auf die Kunden</text:p>
      <text:p text:style-name="P4">- <text:span text:style-name="T3">Kundenzufriedenheit steht über allem</text:span></text:p>
      <text:p text:style-name="P4"/>
      <text:p text:style-name="P3">Den Weg <text:span text:style-name="T5">weisen</text:span></text:p>
      <text:p text:style-name="P4">- <text:span text:style-name="T4">Ziel klar formulieren: Fokussierung, Struktur, Sicherheit, Motivation</text:span></text:p>
      <text:p text:style-name="P5"/>
      <text:p text:style-name="P7">Servicestrategie Aufgabe</text:p>
      <text:p text:style-name="P21"><text:bookmark text:name="page47R_mcid410"/>Zusammenfassend<text:bookmark text:name="page47R_mcid51"/> lässt<text:bookmark text:name="page47R_mcid61"/> sich<text:bookmark text:name="page47R_mcid7"/> sagen,<text:bookmark text:name="page47R_mcid81"/> dass<text:bookmark text:name="page47R_mcid91"/> die Servicestrategie<text:bookmark text:name="page47R_mcid111"/> auffordert,<text:bookmark text:name="page47R_mcid121"/> <text:span text:style-name="T6">erst</text:span><text:bookmark text:name="page47R_mcid131"/> darüber<text:bookmark text:name="page47R_mcid141"/> nachzudenken,<text:bookmark text:name="page47R_mcid151"/><text:line-break/><text:span text:style-name="T6">warum</text:span><text:bookmark text:name="page47R_mcid161"/> etwas<text:bookmark text:name="page47R_mcid171"/> getan<text:bookmark text:name="page47R_mcid181"/> werden<text:bookmark text:name="page47R_mcid191"/> soll,<text:bookmark text:name="page47R_mcid20"/> bevor<text:bookmark text:name="page47R_mcid21"/> man<text:bookmark text:name="page47R_mcid22"/> sich<text:bookmark text:name="page47R_mcid23"/> mit<text:bookmark text:name="page47R_mcid24"/> der Umsetzung,<text:bookmark text:name="page47R_mcid26"/> also<text:bookmark text:name="page47R_mcid27"/> dem<text:bookmark text:name="page47R_mcid28"/> „<text:span text:style-name="T6">Wie</text:span>“,<text:bookmark text:name="page47R_mcid29"/> befasst<text:bookmark text:name="page47R_mcid30"/>.<text:bookmark text:name="page47R_mcid31"/> Dies<text:bookmark text:name="page47R_mcid32"/> muss<text:bookmark text:name="page47R_mcid33"/> dabei immer<text:bookmark text:name="page47R_mcid35"/> vor<text:bookmark text:name="page47R_mcid36"/> dem<text:bookmark text:name="page47R_mcid37"/> Hintergrund<text:bookmark text:name="page47R_mcid38"/> betrachtet<text:bookmark text:name="page47R_mcid39"/> werden,<text:bookmark text:name="page47R_mcid40"/> für<text:bookmark text:name="page47R_mcid41"/> den <text:span text:style-name="T6">IT</text:span><text:bookmark text:name="page47R_mcid43"/><text:span text:style-name="T6">-</text:span><text:bookmark text:name="page47R_mcid44"/><text:span text:style-name="T6">Kunden</text:span><text:bookmark text:name="page47R_mcid45"/><text:span text:style-name="T6"> einen</text:span><text:bookmark text:name="page47R_mcid46"/><text:span text:style-name="T6"> Mehrwert</text:span><text:bookmark text:name="page47R_mcid47"/> zu<text:bookmark text:name="page47R_mcid48"/> schaffen.</text:p>
      <text:p text:style-name="P10"/>
      <text:p text:style-name="P10">für IT-Kunden Mehrwert schaffen, dafür alles Hinterfragen und Was, Wie, Warum Begründen</text:p>
      <text:p text:style-name="P23"><text:span text:style-name="T7">( </text:span><text:span text:style-name="Strong_20_Emphasis"><text:span text:style-name="T8">Warenbezogen</text:span></text:span>: z.B. Auswahlsendung, Versand, Garantie, Umtauschrechte, <text:tab/>Technicherkundendienst</text:p>
      <text:p text:style-name="P23"><text:span text:style-name="Strong_20_Emphasis"><text:span text:style-name="T8">Persönlichbezogen</text:span></text:span>: z.B. Kundenfreundliche Gestaltung, Einkauferleichterung, Wasserspender, <text:tab/>Spielecke für Kinder, Sitzecke</text:p>
      <text:p text:style-name="P23"><text:span text:style-name="Strong_20_Emphasis"><text:span text:style-name="T8">Zahlungsbezogen</text:span></text:span>: z.B. Ratenzahlung, Zahlpause, Kundenkarte, Kartenzahlung <text:span text:style-name="T9">)</text:span></text:p>
      <text:p text:style-name="P11"/>
      <text:p text:style-name="P17">Service Level Agreement</text:p>
      <text:p text:style-name="P15"><text:bookmark text:name="page95R_mcid4"/>- Die <text:bookmark text:name="page95R_mcid5"/>Vorstellungen vom IT<text:bookmark text:name="page95R_mcid6"/>-<text:bookmark text:name="page95R_mcid7"/>Auftraggeber, was er bekommt, und IT<text:bookmark text:name="page95R_mcid9"/>-<text:bookmark text:name="page95R_mcid10"/>Auftragnehmer, was er zu liefern hat, divergieren. <text:bookmark text:name="page95R_mcid12"/><text:line-break/><text:bookmark text:name="page95R_mcid13"/>- Verstärkt <text:bookmark text:name="page95R_mcid14"/>werden die Schwierigkeiten häufig noch durch die unterschiedlichen Sprachebenen, auf der IT<text:bookmark text:name="page95R_mcid16"/>-<text:bookmark text:name="page95R_mcid17"/>Kunde und IT<text:bookmark text:name="page95R_mcid19"/>-<text:bookmark text:name="page95R_mcid20"/>Dienstleister miteinander kommunizieren<text:bookmark text:name="page95R_mcid21"/>.</text:p>
      <text:p text:style-name="P15">- Kunden formulieren ihre Vorstellungen an eine IT<text:bookmark text:name="page95R_mcid24"/>-Leistung aus der Sicht ihrer Geschäftsprozesse. Die Umsetzung, die das IT<text:bookmark text:name="page95R_mcid27"/>-<text:bookmark text:name="page95R_mcid28"/>Unternehmen vornimmt, erfolgt technisch.</text:p>
      <text:p text:style-name="P15"><text:soft-page-break/></text:p>
      <text:p text:style-name="P15">Daher ist es wichtig, dass Auftraggeber und Auftragnehmer <text:bookmark text:name="page102R_mcid6"/>die zu erbringenden IT<text:bookmark text:name="page102R_mcid7"/>-<text:bookmark text:name="page102R_mcid8"/>Services <text:bookmark text:name="page102R_mcid9"/><text:line-break/><text:span text:style-name="T6">eindeutig</text:span><text:bookmark text:name="page102R_mcid10"/> und für beide Seiten <text:bookmark text:name="page102R_mcid11"/><text:span text:style-name="T6">verständlich</text:span><text:bookmark text:name="page102R_mcid12"/> verein<text:bookmark text:name="page102R_mcid13"/>baren. </text:p>
      <text:p text:style-name="P15"/>
      <text:p text:style-name="P19">Servicepakete im Servicevertrag</text:p>
      <text:p text:style-name="P22">Positionen</text:p>
      <text:p text:style-name="P22"><text:tab/>→Serviceprodukt(-paket)</text:p>
      <text:p text:style-name="P22"><text:tab/><text:tab/>→SLA</text:p>
      <text:p text:style-name="P22"><text:tab/><text:tab/>→ Objektliste</text:p>
      <text:p text:style-name="P22"><text:tab/><text:tab/>→ Produktliste</text:p>
      <text:p text:style-name="P22"><text:tab/><text:tab/><text:tab/>→ <text:span text:style-name="T6">Serviceleistungen</text:span></text:p>
      <text:p text:style-name="P22"><text:tab/><text:tab/><text:tab/>→ Ersatzteile</text:p>
      <text:p text:style-name="P20"/>
      <text:p text:style-name="P18"><text:bookmark text:name="page131R_mcid1"/>Wichtige Bestandteile von SLAs</text:p>
      <text:p text:style-name="P16">1.<text:bookmark text:name="page131R_mcid3"/> Messmethode<text:bookmark text:name="page131R_mcid4"/>: Die Festlegung von verschiedenen Messtools, um die Einhaltung der <text:bookmark text:name="page131R_mcid5"/><text:tab/>Vereinbarung zu prüfen.<text:bookmark text:name="page131R_mcid6"/><text:line-break/>2.<text:bookmark text:name="page131R_mcid7"/> Vertragslaufzeit<text:bookmark text:name="page131R_mcid8"/><text:line-break/>3.<text:bookmark text:name="page131R_mcid9"/> Anforderungsziele<text:bookmark text:name="page131R_mcid10"/> <text:span text:style-name="T11">(z.B Ausfallquoten)</text:span><text:line-break/>4.<text:bookmark text:name="page131R_mcid11"/> Verantwortlichkeiten von Auftraggeber und <text:bookmark text:name="page131R_mcid12"/>-<text:bookmark text:name="page131R_mcid13"/>nehmer<text:bookmark text:name="page131R_mcid14"/><text:line-break/>5.<text:bookmark text:name="page131R_mcid15"/> Kommunikation zwischen Auftraggeber und Auftragnehmer<text:bookmark text:name="page131R_mcid16"/><text:line-break/>6.<text:bookmark text:name="page131R_mcid17"/> Servicezeiten<text:bookmark text:name="page131R_mcid18"/>: Zeiten, in denen Service vom Auftragnehmer garantiert werden<text:bookmark text:name="page131R_mcid19"/><text:line-break/>7.<text:bookmark text:name="page131R_mcid20"/> Support <text:bookmark text:name="page131R_mcid21"/>–<text:bookmark text:name="page131R_mcid22"/>Typen und <text:bookmark text:name="page131R_mcid23"/>-<text:bookmark text:name="page131R_mcid24"/> Levels<text:bookmark text:name="page131R_mcid25"/><text:line-break/>8.<text:bookmark text:name="page131R_mcid26"/> Reaktionszeit<text:bookmark text:name="page131R_mcid27"/>: Die Zeitspanne zwischen dem Eingang der Fehlermeldung und einer <text:bookmark text:name="page131R_mcid28"/>Reaktion des <text:tab/>Vertragspartners.<text:bookmark text:name="page131R_mcid29"/><text:line-break/>9.<text:bookmark text:name="page131R_mcid30"/> Sanktionen<text:bookmark text:name="page131R_mcid31"/>: Im Falle mangelhafter Leistungen sollten Sanktionen festgelegt werden. <text:bookmark text:name="page131R_mcid32"/>Man kann in <text:tab/>einem Agreement auch zwischen sanktionsrelevanten und nicht <text:bookmark text:name="page131R_mcid33"/>relevanten Leistungen <text:tab/>unterscheiden.<text:bookmark text:name="page131R_mcid34"/><text:line-break/>10.<text:bookmark text:name="page131R_mcid35"/> Flexibilität<text:bookmark text:name="page131R_mcid36"/>: Die Möglichkeit der Änderung von Vertragsbedingungen. </text:p>
      <text:p text:style-name="P12"/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5T08:02:23.164000000</meta:creation-date>
    <dc:date>2022-01-29T11:59:00.560000000</dc:date>
    <meta:editing-duration>PT2H14M5S</meta:editing-duration>
    <meta:editing-cycles>23</meta:editing-cycles>
    <meta:generator>LibreOffice/7.0.1.2$Windows_X86_64 LibreOffice_project/7cbcfc562f6eb6708b5ff7d7397325de9e764452</meta:generator>
    <meta:document-statistic meta:table-count="0" meta:image-count="0" meta:object-count="0" meta:page-count="2" meta:paragraph-count="42" meta:word-count="366" meta:character-count="3123" meta:non-whitespace-character-count="2776"/>
  </office:meta>
</office:document-meta>
</file>